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80747" officeooo:paragraph-rsid="00080747"/>
    </style:style>
    <style:style style:name="P2" style:family="paragraph" style:parent-style-name="Standard">
      <style:text-properties officeooo:rsid="0008f91b" officeooo:paragraph-rsid="0008f9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my punkty <text:s/>i grupy i rozważamy przeniesienie punktu do innej.</text:p>
      <text:p text:style-name="P1"/>
      <text:p text:style-name="P1">Co się zmienia po przeniesieniu pkt </text:p>
      <text:p text:style-name="P1">Suma odległości oraz liczba par </text:p>
      <text:p text:style-name="P1">sume odległości można cachować żeby policzyć sobe średnie odległości </text:p>
      <text:p text:style-name="P1"/>
      <text:p text:style-name="P1">jednak zapamietywaine może </text:p>
      <text:p text:style-name="P1"/>
      <text:p text:style-name="P1">jak pierwsza </text:p>
      <text:p text:style-name="P1"/>
      <text:p text:style-name="P1">dodajemy do 20 obiektów w grupie jeden element </text:p>
      <text:p text:style-name="P1"/>
      <text:p text:style-name="P2">jak zmiennia się łączna odległość w tych grupach i liczba par</text:p>
      <text:p text:style-name="P2"/>
      <text:p text:style-name="P2">gr 30 → 1 → 29</text:p>
      <text:p text:style-name="P2">spada suma odległości</text:p>
      <text:p text:style-name="P2"/>
      <text:p text:style-name="P2"/>
      <text:p text:style-name="P2">gr2 20 ← 1 ← 21</text:p>
      <text:p text:style-name="P2">rośnie suma odelgłości </text:p>
      <text:p text:style-name="P2">niewybieramy tego ruchu </text:p>
      <text:p text:style-name="P2"/>
      <text:p text:style-name="P2">jak </text:p>
      <text:p text:style-name="P2"/>
      <text:p text:style-name="P2">łączna delta się zmienni </text:p>
      <text:p text:style-name="P2">jak zmieniła się suma odległości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2:30:01.057838019</meta:creation-date>
    <dc:date>2019-04-01T12:45:53.063507835</dc:date>
    <meta:editing-duration>PT5M41S</meta:editing-duration>
    <meta:editing-cycles>1</meta:editing-cycles>
    <meta:document-statistic meta:table-count="0" meta:image-count="0" meta:object-count="0" meta:page-count="1" meta:paragraph-count="16" meta:word-count="85" meta:character-count="507" meta:non-whitespace-character-count="426"/>
    <meta:generator>LibreOffice/6.1.5.2$Linux_X86_64 LibreOffice_project/10$Build-2</meta:generator>
  </office:meta>
</office:document-meta>
</file>